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36fd" officeooo:paragraph-rsid="000436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than_Pichele</text:p>
      <text:p text:style-name="P1">password : Nath456 !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0:19:19.051986266</meta:creation-date>
    <dc:date>2025-05-30T10:20:02.861186597</dc:date>
    <meta:editing-duration>PT46S</meta:editing-duration>
    <meta:editing-cycles>1</meta:editing-cycles>
    <meta:document-statistic meta:table-count="0" meta:image-count="0" meta:object-count="0" meta:page-count="1" meta:paragraph-count="2" meta:word-count="5" meta:character-count="35" meta:non-whitespace-character-count="32"/>
    <meta:generator>LibreOffice/24.2.7.2$Linux_X86_64 LibreOffice_project/420$Build-2</meta:generator>
  </office:meta>
</office:document-meta>
</file>